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-color="#b4c7dc" draw:textarea-horizontal-align="justify" draw:textarea-vertical-align="middle" draw:auto-grow-height="false" fo:min-height="1.35cm" fo:min-width="2.5cm"/>
    </style:style>
    <style:style style:name="gr2" style:family="graphic" style:parent-style-name="objectwithoutfill">
      <style:graphic-properties draw:stroke="dash" draw:stroke-dash="Fine_20_Dashed" draw:fill="solid" draw:textarea-vertical-align="middle"/>
    </style:style>
    <style:style style:name="gr3" style:family="graphic" style:parent-style-name="standard">
      <style:graphic-properties draw:stroke="none" svg:stroke-color="#ffffff" draw:marker-start="" draw:fill="none" draw:fill-color="#ffffff" draw:textarea-horizontal-align="justify" draw:textarea-vertical-align="middle" draw:auto-grow-height="false" fo:min-height="1.15cm" fo:min-width="2.1cm"/>
    </style:style>
    <style:style style:name="gr4" style:family="graphic" style:parent-style-name="standard">
      <style:graphic-properties draw:stroke="none" svg:stroke-color="#ffffff" draw:fill="none" draw:fill-color="#ffffff" draw:textarea-horizontal-align="justify" draw:textarea-vertical-align="middle" draw:auto-grow-height="false" fo:min-height="1.15cm" fo:min-width="2.1cm"/>
    </style:style>
    <style:style style:name="gr5" style:family="graphic" style:parent-style-name="standard">
      <style:graphic-properties svg:stroke-color="#000000" draw:fill-color="#b4c7dc" draw:textarea-horizontal-align="justify" draw:textarea-vertical-align="middle" draw:auto-grow-height="false" fo:min-height="1.35cm" fo:min-width="2.9cm"/>
    </style:style>
    <style:style style:name="gr6" style:family="graphic" style:parent-style-name="standard">
      <style:graphic-properties svg:stroke-color="#000000" draw:fill-color="#b4c7dc" draw:textarea-horizontal-align="justify" draw:textarea-vertical-align="middle" draw:auto-grow-height="false" fo:min-height="1.35cm" fo:min-width="3.3cm"/>
    </style:style>
    <style:style style:name="gr7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b4c7dc"/>
      <style:paragraph-properties fo:text-align="center"/>
      <style:text-properties fo:color="#000000" fo:font-size="12pt" style:font-size-asian="12pt" style:font-size-complex="12pt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P5" style:family="paragraph">
      <style:paragraph-properties fo:margin-left="0cm" fo:margin-right="0cm" fo:margin-top="0cm" fo:margin-bottom="0cm" fo:line-height="100%" fo:text-align="center" fo:text-indent="0cm"/>
    </style:style>
    <style:style style:name="P6" style:family="paragraph">
      <loext:graphic-properties draw:fill-color="#b4c7dc"/>
      <style:paragraph-properties fo:margin-left="0cm" fo:margin-right="0cm" fo:margin-top="0cm" fo:margin-bottom="0cm" fo:line-height="100%" fo:text-align="center" fo:text-indent="0cm"/>
      <style:text-properties fo:color="#000000" fo:font-size="12pt" style:font-size-asian="12pt" style:font-size-complex="12pt"/>
    </style:style>
    <style:style style:name="P7" style:family="paragraph">
      <loext:graphic-properties draw:fill-color="#ffffff"/>
    </style:style>
    <style:style style:name="T1" style:family="text">
      <style:text-properties fo:color="#000000" fo:font-size="12pt" style:font-size-asian="12pt" style:font-size-complex="12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3cm" svg:height="1.6cm" svg:x="4.3cm" svg:y="2.2cm">
          <text:p text:style-name="P1"><text:span text:style-name="T1">Leaflet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0.8cm" svg:y1="6.4cm" svg:x2="27.8cm" svg:y2="6.4cm">
          <text:p/>
        </draw:line>
        <draw:line draw:style-name="gr2" draw:text-style-name="P3" draw:layer="layout" svg:x1="0.6cm" svg:y1="11.5cm" svg:x2="27.6cm" svg:y2="11.5cm">
          <text:p/>
        </draw:line>
        <draw:custom-shape draw:style-name="gr1" draw:text-style-name="P2" draw:layer="layout" svg:width="3cm" svg:height="1.6cm" svg:x="4.3cm" svg:y="4.4cm">
          <text:p text:style-name="P1"><text:span text:style-name="T1">Mapbox </text:span></text:p>
          <text:p text:style-name="P1"><text:span text:style-name="T1">Vector Tile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1.6cm" svg:x="7.7cm" svg:y="4.4cm">
          <text:p text:style-name="P1"><text:span text:style-name="T1">Mapbox Style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0.8cm" svg:y1="4.2cm" svg:x2="27.8cm" svg:y2="4.2cm">
          <text:p/>
        </draw:line>
        <draw:custom-shape draw:style-name="gr3" draw:text-style-name="P4" draw:layer="layout" svg:width="2.6cm" svg:height="1.4cm" svg:x="0.8cm" svg:y="2.4cm">
          <text:p text:style-name="P1"><text:span text:style-name="T2">Client Applications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6cm" svg:height="1.4cm" svg:x="0.8cm" svg:y="4.6cm">
          <text:p text:style-name="P1"><text:span text:style-name="T2">Encodings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0.7cm" svg:y1="9.3cm" svg:x2="27.7cm" svg:y2="9.3cm">
          <text:p/>
        </draw:line>
        <draw:custom-shape draw:style-name="gr4" draw:text-style-name="P4" draw:layer="layout" svg:width="2.6cm" svg:height="1.4cm" svg:x="0.4cm" svg:y="6.9cm">
          <text:p text:style-name="P1"><text:span text:style-name="T2">Web API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1.6cm" svg:x="7.7cm" svg:y="11.9cm">
          <text:p text:style-name="P1"><text:span text:style-name="T1">MariaDB </text:span></text:p>
          <text:p text:style-name="P1"><text:span text:style-name="T1">CubeServ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1.6cm" svg:x="11cm" svg:y="11.9cm">
          <text:p text:style-name="P1"><text:span text:style-name="T1">pygeoapi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1.6cm" svg:x="10.9cm" svg:y="4.4cm">
          <text:p text:style-name="P1"><text:span text:style-name="T1">Styled Layer </text:span></text:p>
          <text:p text:style-name="P1"><text:span text:style-name="T1">Descriptor</text:span></text:p>
          <text:p text:style-name="P1"><text:span text:style-name="T1">(SLD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1.6cm" svg:x="4.4cm" svg:y="11.9cm">
          <text:p text:style-name="P5"><text:span text:style-name="T1">interactive </text:span></text:p>
          <text:p text:style-name="P5"><text:span text:style-name="T1">instruments</text:span></text:p>
          <text:p text:style-name="P1"><text:span text:style-name="T1">ldproxy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6cm" svg:height="1.4cm" svg:x="0.8cm" svg:y="9.5cm">
          <text:p text:style-name="P1"><text:span text:style-name="T2">Software Libraries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6cm" svg:height="1.4cm" svg:x="0.8cm" svg:y="12.3cm">
          <text:p text:style-name="P1"><text:span text:style-name="T2">Server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1.6cm" svg:x="4.3cm" svg:y="6.9cm">
          <text:p text:style-name="P1"><text:span text:style-name="T1">OGC API - </text:span></text:p>
          <text:p text:style-name="P1"><text:span text:style-name="T1">Maps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3cm" svg:height="1.6cm" svg:x="7.8cm" svg:y="6.9cm">
          <text:p text:style-name="P5"><text:span text:style-name="T1">OGC API - </text:span></text:p>
          <text:p text:style-name="P5"><text:span text:style-name="T1">Tile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1.6cm" svg:x="4.4cm" svg:y="9.6cm">
          <text:p text:style-name="P1"><text:span text:style-name="T1">OWSLib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1.6cm" svg:x="14.3cm" svg:y="11.9cm">
          <text:p text:style-name="P1"><text:span text:style-name="T1">Secure </text:span></text:p>
          <text:p text:style-name="P1"><text:span text:style-name="T1">Dimensions</text:span></text:p>
          <text:p text:style-name="P1"><text:span text:style-name="T1">STAplus Tiles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3.4cm" svg:height="1.6cm" svg:x="7.6cm" svg:y="2.2cm">
          <text:p text:style-name="P1"><text:span text:style-name="T1">MiraMon </text:span></text:p>
          <text:p text:style-name="P1"><text:span text:style-name="T1">Map Browser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3cm" svg:height="1.6cm" svg:x="11.1cm" svg:y="6.9cm">
          <text:p text:style-name="P5"><text:span text:style-name="T1">OGC API - </text:span></text:p>
          <text:p text:style-name="P5"><text:span text:style-name="T1">Styles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3cm" svg:height="1.6cm" svg:x="14.4cm" svg:y="6.9cm">
          <text:p text:style-name="P5"><text:span text:style-name="T1">OGC Sensor </text:span></text:p>
          <text:p text:style-name="P5"><text:span text:style-name="T1">Things API </text:span></text:p>
          <text:p text:style-name="P5"><text:span text:style-name="T1">Plus - Tile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1.6cm" svg:x="14.1cm" svg:y="4.4cm">
          <text:p text:style-name="P1"><text:span text:style-name="T1">OGC Styles &amp; </text:span></text:p>
          <text:p text:style-name="P1"><text:span text:style-name="T1">Symbology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1.6cm" svg:x="17.6cm" svg:y="11.9cm">
          <text:p text:style-name="P1"><text:span text:style-name="T1">TEAM Engin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1.6cm" svg:x="17.3cm" svg:y="4.4cm">
          <text:p text:style-name="P1"><text:span text:style-name="T1">MapScrip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1.6cm" svg:x="20.6cm" svg:y="4.4cm">
          <text:p text:style-name="P1"><text:span text:style-name="T1">PNG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1.6cm" svg:x="23.8cm" svg:y="4.4cm">
          <text:p text:style-name="P1"><text:span text:style-name="T1">JPEG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3.4cm" svg:height="1.6cm" svg:x="11.2cm" svg:y="2.2cm">
          <text:p text:style-name="P1"><text:span text:style-name="T1">Hexagon</text:span></text:p>
          <text:p text:style-name="P1"><text:span text:style-name="T1">LuciadRIA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1.6cm" svg:x="20.8cm" svg:y="11.9cm">
          <text:p text:style-name="P1"><text:span text:style-name="T1">xyz2ogc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3.8cm" svg:height="1.6cm" svg:x="24cm" svg:y="11.9cm">
          <text:p text:style-name="P1"><text:span text:style-name="T1">Ordnance Survey</text:span></text:p>
          <text:p text:style-name="P1"><text:span text:style-name="T1">NGD API - Styles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3.4cm" svg:height="1.6cm" svg:x="14.8cm" svg:y="2.2cm">
          <text:p text:style-name="P1"><text:span text:style-name="T1">OpenLayer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1.6cm" svg:x="7.8cm" svg:y="9.6cm">
          <text:p text:style-name="P1"><text:span text:style-name="T1">GDAL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7" draw:layer="layout" svg:width="19.798cm" svg:height="11.136cm" svg:x="0.6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2-18T08:38:01.670779963</meta:creation-date>
    <meta:generator>LibreOffice/6.2.5.2$MacOSX_X86_64 LibreOffice_project/1ec314fa52f458adc18c4f025c545a4e8b22c159</meta:generator>
    <dc:date>2023-01-03T10:18:54.382905527</dc:date>
    <meta:editing-duration>PT3H56M21S</meta:editing-duration>
    <meta:editing-cycles>144</meta:editing-cycles>
    <meta:document-statistic meta:object-count="56"/>
  </office:meta>
</office:document-meta>
</file>